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661in"/>
    </style:style>
    <style:style style:name="co2" style:family="table-column">
      <style:table-column-properties fo:break-before="auto" style:column-width="1.0453in"/>
    </style:style>
    <style:style style:name="co3" style:family="table-column">
      <style:table-column-properties fo:break-before="auto" style:column-width="0.0839in"/>
    </style:style>
    <style:style style:name="co4" style:family="table-column">
      <style:table-column-properties fo:break-before="auto" style:column-width="0.5193in"/>
    </style:style>
    <style:style style:name="co5" style:family="table-column">
      <style:table-column-properties fo:break-before="auto" style:column-width="0.64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ext-properties style:font-name="FreeMono"/>
    </style:style>
    <style:style style:name="ce21" style:family="table-cell" style:parent-style-name="Default">
      <style:table-cell-properties style:rotation-align="none"/>
      <style:text-properties style:font-name="FreeMono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4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ext-properties style:font-name="FreeMono"/>
    </style:style>
    <style:style style:name="ce36" style:family="table-cell" style:parent-style-name="Default" style:data-style-name="N125">
      <style:table-cell-properties style:rotation-align="none"/>
      <style:text-properties style:font-name="FreeMono"/>
    </style:style>
    <style:style style:name="ce40" style:family="table-cell" style:parent-style-name="Default">
      <style:table-cell-properties fo:background-color="transparent" style:rotation-align="none"/>
      <style:text-properties style:font-name="FreeMono"/>
    </style:style>
    <style:style style:name="ce39" style:family="table-cell" style:parent-style-name="Default" style:data-style-name="N4">
      <style:table-cell-properties fo:background-color="transparent" style:rotation-align="none"/>
      <style:text-properties style:font-name="FreeMono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FSC-LIM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2" table:visibility="collapse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36"/>
        <table:table-column table:style-name="co5" table:default-cell-style-name="ce21"/>
        <table:table-column table:style-name="co6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32"/>
          <table:covered-table-cell table:number-columns-repeated="2" table:style-name="ce40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3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08000000, 4K @0x01800000, 2.5K @0x01000000</text:p>
          </table:table-cell>
          <table:covered-table-cell table:number-columns-repeated="4" table:style-name="ce4"/>
          <table:covered-table-cell table:style-name="ce32"/>
          <table:covered-table-cell table:number-columns-repeated="2" table:style-name="ce40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3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 @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loa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6]+[.B6]*1024" office:value-type="float" office:value="134225920" calcext:value-type="float">
            <text:p>134225920</text:p>
          </table:table-cell>
          <table:table-cell table:style-name="ce24" table:formula="of:=CONCATENATE(&quot;0x&quot;;DEC2HEX([.C7];8))" office:value-type="string" office:string-value="0x08002000" calcext:value-type="string">
            <text:p>0x08002000</text:p>
          </table:table-cell>
          <table:table-cell table:style-name="ce24"/>
          <table:table-cell table:style-name="ce30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 load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7]+[.B7]*1024" office:value-type="float" office:value="134242304" calcext:value-type="float">
            <text:p>134242304</text:p>
          </table:table-cell>
          <table:table-cell table:style-name="ce24" table:formula="of:=CONCATENATE(&quot;0x&quot;;DEC2HEX([.C8];8))" office:value-type="string" office:string-value="0x08006000" calcext:value-type="string">
            <text:p>0x08006000</text:p>
          </table:table-cell>
          <table:table-cell table:style-name="ce24"/>
          <table:table-cell table:style-name="ce30" table:formula="of:=IF(AND(LOG([.B8];2)=TRUNC(LOG([.B8];2)); MOD([.C8];[.B8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 load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8]+[.B8]*1024" office:value-type="float" office:value="134250496" calcext:value-type="float">
            <text:p>134250496</text:p>
          </table:table-cell>
          <table:table-cell table:style-name="ce24" table:formula="of:=CONCATENATE(&quot;0x&quot;;DEC2HEX([.C9];8))" office:value-type="string" office:string-value="0x08008000" calcext:value-type="string">
            <text:p>0x08008000</text:p>
          </table:table-cell>
          <table:table-cell table:style-name="ce24"/>
          <table:table-cell table:style-name="ce30" table:formula="of:=IF(AND(LOG([.B9];2)=TRUNC(LOG([.B9];2)); MOD([.C9];[.B9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 load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9]+[.B9]*1024" office:value-type="float" office:value="134254592" calcext:value-type="float">
            <text:p>134254592</text:p>
          </table:table-cell>
          <table:table-cell table:style-name="ce24" table:formula="of:=CONCATENATE(&quot;0x&quot;;DEC2HEX([.C10];8))" office:value-type="string" office:string-value="0x08009000" calcext:value-type="string">
            <text:p>0x08009000</text:p>
          </table:table-cell>
          <table:table-cell table:style-name="ce24"/>
          <table:table-cell table:style-name="ce30" table:formula="of:=IF(AND(LOG([.B10];2)=TRUNC(LOG([.B10];2)); MOD([.C10];[.B10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APPS load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10]+[.B10]*1024" office:value-type="float" office:value="134258688" calcext:value-type="float">
            <text:p>134258688</text:p>
          </table:table-cell>
          <table:table-cell table:style-name="ce24" table:formula="of:=CONCATENATE(&quot;0x&quot;;DEC2HEX([.C11];8))" office:value-type="string" office:string-value="0x0800A000" calcext:value-type="string">
            <text:p>0x0800A000</text:p>
          </table:table-cell>
          <table:table-cell table:style-name="ce24"/>
          <table:table-cell table:style-name="ce30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ZONE1 data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15];&quot;0x&quot;;&quot;&quot;))" office:value-type="float" office:value="134283264" calcext:value-type="float">
            <text:p>134283264</text:p>
          </table:table-cell>
          <table:table-cell table:style-name="ce23" office:value-type="string" calcext:value-type="string">
            <text:p>0x0801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2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5]+[.B15]*1024" office:value-type="float" office:value="134287360" calcext:value-type="float">
            <text:p>134287360</text:p>
          </table:table-cell>
          <table:table-cell table:style-name="ce24" table:formula="of:=CONCATENATE(&quot;0x&quot;;DEC2HEX([.C16];8))" office:value-type="string" office:string-value="0x08011000" calcext:value-type="string">
            <text:p>0x08011000</text:p>
          </table:table-cell>
          <table:table-cell table:style-name="ce24"/>
          <table:table-cell table:style-name="ce30" table:formula="of:=IF(AND(LOG([.B16];2)=TRUNC(LOG([.B16];2)); MOD([.C16];[.B16]*1024)=0); &quot;&quot;; &quot;!&quot;)">
            <text:p/>
          </table:table-cell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3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6]+[.B16]*1024" office:value-type="float" office:value="134291456" calcext:value-type="float">
            <text:p>134291456</text:p>
          </table:table-cell>
          <table:table-cell table:style-name="ce24" table:formula="of:=CONCATENATE(&quot;0x&quot;;DEC2HEX([.C17];8))" office:value-type="string" office:string-value="0x08012000" calcext:value-type="string">
            <text:p>0x08012000</text:p>
          </table:table-cell>
          <table:table-cell table:style-name="ce24"/>
          <table:table-cell table:style-name="ce30" table:formula="of:=IF(AND(LOG([.B17];2)=TRUNC(LOG([.B17];2)); MOD([.C17];[.B17]*1024)=0); &quot;&quot;; &quot;!&quot;)">
            <text:p/>
          </table:table-cell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4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7]+[.B17]*1024" office:value-type="float" office:value="134295552" calcext:value-type="float">
            <text:p>134295552</text:p>
          </table:table-cell>
          <table:table-cell table:style-name="ce24" table:formula="of:=CONCATENATE(&quot;0x&quot;;DEC2HEX([.C18];8))" office:value-type="string" office:string-value="0x08013000" calcext:value-type="string">
            <text:p>0x08013000</text:p>
          </table:table-cell>
          <table:table-cell table:style-name="ce24"/>
          <table:table-cell table:style-name="ce30" table:formula="of:=IF(AND(LOG([.B18];2)=TRUNC(LOG([.B18];2)); MOD([.C18];[.B18]*1024)=0); &quot;&quot;; &quot;!&quot;)">
            <text:p/>
          </table:table-cell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APPS data</text:p>
          </table:table-cell>
          <table:table-cell table:style-name="ce17" office:value-type="float" office:value="48" calcext:value-type="float">
            <text:p>48</text:p>
          </table:table-cell>
          <table:table-cell table:style-name="ce16" table:formula="of:=[.C18]+[.B18]*1024" office:value-type="float" office:value="134299648" calcext:value-type="float">
            <text:p>134299648</text:p>
          </table:table-cell>
          <table:table-cell table:style-name="ce24" table:formula="of:=CONCATENATE(&quot;0x&quot;;DEC2HEX([.C19];8))" office:value-type="string" office:string-value="0x08014000" calcext:value-type="string">
            <text:p>0x08014000</text:p>
          </table:table-cell>
          <table:table-cell table:style-name="ce24"/>
          <table:table-cell table:style-name="ce30" table:formula="of:=IF(AND(LOG([.B19];2)=TRUNC(LOG([.B19];2)); MOD([.C19];[.B19]*1024)=0); &quot;&quot;; &quot;!&quot;)" office:value-type="string" office:string-value="!" calcext:value-type="string">
            <text:p>!</text:p>
          </table:table-cell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5:.B19])" office:value-type="float" office:value="64" calcext:value-type="float">
            <text:p>6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20" table:number-columns-repeated="5"/>
          <table:table-cell table:style-name="ce31"/>
          <table:table-cell table:style-name="ce20" table:number-columns-repeated="1018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prog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3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3:.B23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3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data</text:p>
          </table:table-cell>
          <table:table-cell table:style-name="ce14" office:value-type="float" office:value="2.5" calcext:value-type="float">
            <text:p>2.50</text:p>
          </table:table-cell>
          <table:table-cell table:style-name="ce16" table:formula="of:=HEX2DEC(SUBSTITUTE([.D27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/>
          <table:table-cell table:style-name="ce40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ipc</text:p>
          </table:table-cell>
          <table:table-cell table:style-name="ce38" office:value-type="float" office:value="0.25" calcext:value-type="float">
            <text:p>0.25</text:p>
          </table:table-cell>
          <table:table-cell table:style-name="ce16" table:formula="of:=[.C27]+[.B27]*1024" office:value-type="float" office:value="16779776" calcext:value-type="float">
            <text:p>16779776</text:p>
          </table:table-cell>
          <table:table-cell table:style-name="ce24" table:formula="of:=CONCATENATE(&quot;0x&quot;;DEC2HEX([.C28];8))" office:value-type="string" office:string-value="0x01000A00" calcext:value-type="string">
            <text:p>0x01000A00</text:p>
          </table:table-cell>
          <table:table-cell table:style-name="ce24"/>
          <table:table-cell table:style-name="ce30" table:formula="of:=IF(AND(LOG([.B28];2)=TRUNC(LOG([.B28];2)); MOD([.C28];[.B28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7:.B28])" office:value-type="float" office:value="2.75" calcext:value-type="float">
            <text:p>2.75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FSC-ENVM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2" table:visibility="collapse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36"/>
        <table:table-column table:style-name="co5" table:default-cell-style-name="ce21"/>
        <table:table-column table:style-name="co6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4"/>
          <table:covered-table-cell table:style-name="ce32"/>
          <table:covered-table-cell table:number-columns-repeated="2" table:style-name="ce40"/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4"/>
          <table:table-cell table:style-name="ce3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20220000, 4K @0x01800000, 2.5K @0x01000000</text:p>
          </table:table-cell>
          <table:covered-table-cell table:number-columns-repeated="4" table:style-name="ce4"/>
          <table:covered-table-cell table:style-name="ce32"/>
          <table:covered-table-cell table:number-columns-repeated="2" table:style-name="ce40"/>
          <table:table-cell table:number-columns-repeated="1016"/>
        </table:table-row>
        <table:table-row table:style-name="ro1">
          <table:table-cell table:style-name="ce4" table:number-columns-repeated="5"/>
          <table:table-cell table:style-name="ce32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 @ENVM (12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 loa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539099136" calcext:value-type="float">
            <text:p>539099136</text:p>
          </table:table-cell>
          <table:table-cell table:style-name="ce23" office:value-type="string" calcext:value-type="string">
            <text:p>0x2022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 load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6]+[.B6]*1024" office:value-type="float" office:value="539107328" calcext:value-type="float">
            <text:p>539107328</text:p>
          </table:table-cell>
          <table:table-cell table:style-name="ce24" table:formula="of:=CONCATENATE(&quot;0x&quot;;DEC2HEX([.C7];8))" office:value-type="string" office:string-value="0x20222000" calcext:value-type="string">
            <text:p>0x20222000</text:p>
          </table:table-cell>
          <table:table-cell table:style-name="ce24"/>
          <table:table-cell table:style-name="ce30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 load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7]+[.B7]*1024" office:value-type="float" office:value="539123712" calcext:value-type="float">
            <text:p>539123712</text:p>
          </table:table-cell>
          <table:table-cell table:style-name="ce24" table:formula="of:=CONCATENATE(&quot;0x&quot;;DEC2HEX([.C8];8))" office:value-type="string" office:string-value="0x20226000" calcext:value-type="string">
            <text:p>0x20226000</text:p>
          </table:table-cell>
          <table:table-cell table:style-name="ce24"/>
          <table:table-cell table:style-name="ce30" table:formula="of:=IF(AND(LOG([.B8];2)=TRUNC(LOG([.B8];2)); MOD([.C8];[.B8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 load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8]+[.B8]*1024" office:value-type="float" office:value="539131904" calcext:value-type="float">
            <text:p>539131904</text:p>
          </table:table-cell>
          <table:table-cell table:style-name="ce24" table:formula="of:=CONCATENATE(&quot;0x&quot;;DEC2HEX([.C9];8))" office:value-type="string" office:string-value="0x20228000" calcext:value-type="string">
            <text:p>0x20228000</text:p>
          </table:table-cell>
          <table:table-cell table:style-name="ce24"/>
          <table:table-cell table:style-name="ce30" table:formula="of:=IF(AND(LOG([.B9];2)=TRUNC(LOG([.B9];2)); MOD([.C9];[.B9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 load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9]+[.B9]*1024" office:value-type="float" office:value="539136000" calcext:value-type="float">
            <text:p>539136000</text:p>
          </table:table-cell>
          <table:table-cell table:style-name="ce24" table:formula="of:=CONCATENATE(&quot;0x&quot;;DEC2HEX([.C10];8))" office:value-type="string" office:string-value="0x20229000" calcext:value-type="string">
            <text:p>0x20229000</text:p>
          </table:table-cell>
          <table:table-cell table:style-name="ce24"/>
          <table:table-cell table:style-name="ce30" table:formula="of:=IF(AND(LOG([.B10];2)=TRUNC(LOG([.B10];2)); MOD([.C10];[.B10]*1024)=0); &quot;&quot;; &quot;!&quot;)">
            <text:p/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APPS load</text:p>
          </table:table-cell>
          <table:table-cell table:style-name="ce17" office:value-type="float" office:value="24" calcext:value-type="float">
            <text:p>24</text:p>
          </table:table-cell>
          <table:table-cell table:style-name="ce16" table:formula="of:=[.C10]+[.B10]*1024" office:value-type="float" office:value="539140096" calcext:value-type="float">
            <text:p>539140096</text:p>
          </table:table-cell>
          <table:table-cell table:style-name="ce24" table:formula="of:=CONCATENATE(&quot;0x&quot;;DEC2HEX([.C11];8))" office:value-type="string" office:string-value="0x2022A000" calcext:value-type="string">
            <text:p>0x2022A000</text:p>
          </table:table-cell>
          <table:table-cell table:style-name="ce24"/>
          <table:table-cell table:style-name="ce30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9"/>
          <table:table-cell table:style-name="ce4"/>
          <table:table-cell table:style-name="ce16"/>
          <table:table-cell table:style-name="ce24" table:number-columns-repeated="2"/>
          <table:table-cell table:style-name="ce30"/>
          <table:table-cell table:style-name="ce40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1 data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15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2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5]+[.B15]*1024" office:value-type="float" office:value="134221824" calcext:value-type="float">
            <text:p>134221824</text:p>
          </table:table-cell>
          <table:table-cell table:style-name="ce24" table:formula="of:=CONCATENATE(&quot;0x&quot;;DEC2HEX([.C16];8))" office:value-type="string" office:string-value="0x08001000" calcext:value-type="string">
            <text:p>0x08001000</text:p>
          </table:table-cell>
          <table:table-cell table:style-name="ce24"/>
          <table:table-cell table:style-name="ce30" table:formula="of:=IF(AND(LOG([.B16];2)=TRUNC(LOG([.B16];2)); MOD([.C16];[.B16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3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6]+[.B16]*1024" office:value-type="float" office:value="134225920" calcext:value-type="float">
            <text:p>134225920</text:p>
          </table:table-cell>
          <table:table-cell table:style-name="ce24" table:formula="of:=CONCATENATE(&quot;0x&quot;;DEC2HEX([.C17];8))" office:value-type="string" office:string-value="0x08002000" calcext:value-type="string">
            <text:p>0x08002000</text:p>
          </table:table-cell>
          <table:table-cell table:style-name="ce24"/>
          <table:table-cell table:style-name="ce30" table:formula="of:=IF(AND(LOG([.B17];2)=TRUNC(LOG([.B17];2)); MOD([.C17];[.B17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ZONE4 data</text:p>
          </table:table-cell>
          <table:table-cell table:style-name="ce17" office:value-type="float" office:value="4" calcext:value-type="float">
            <text:p>4</text:p>
          </table:table-cell>
          <table:table-cell table:style-name="ce16" table:formula="of:=[.C17]+[.B17]*1024" office:value-type="float" office:value="134230016" calcext:value-type="float">
            <text:p>134230016</text:p>
          </table:table-cell>
          <table:table-cell table:style-name="ce24" table:formula="of:=CONCATENATE(&quot;0x&quot;;DEC2HEX([.C18];8))" office:value-type="string" office:string-value="0x08003000" calcext:value-type="string">
            <text:p>0x08003000</text:p>
          </table:table-cell>
          <table:table-cell table:style-name="ce24"/>
          <table:table-cell table:style-name="ce30" table:formula="of:=IF(AND(LOG([.B18];2)=TRUNC(LOG([.B18];2)); MOD([.C18];[.B18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APPS data</text:p>
          </table:table-cell>
          <table:table-cell table:style-name="ce17" office:value-type="float" office:value="48" calcext:value-type="float">
            <text:p>48</text:p>
          </table:table-cell>
          <table:table-cell table:style-name="ce16" table:formula="of:=[.C18]+[.B18]*1024" office:value-type="float" office:value="134234112" calcext:value-type="float">
            <text:p>134234112</text:p>
          </table:table-cell>
          <table:table-cell table:style-name="ce24" table:formula="of:=CONCATENATE(&quot;0x&quot;;DEC2HEX([.C19];8))" office:value-type="string" office:string-value="0x08004000" calcext:value-type="string">
            <text:p>0x08004000</text:p>
          </table:table-cell>
          <table:table-cell table:style-name="ce24"/>
          <table:table-cell table:style-name="ce30" table:formula="of:=IF(AND(LOG([.B19];2)=TRUNC(LOG([.B19];2)); MOD([.C19];[.B19]*1024)=0); &quot;&quot;; &quot;!&quot;)" office:value-type="string" office:string-value="!" calcext:value-type="string">
            <text:p>!</text:p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5:.B19])" office:value-type="float" office:value="64" calcext:value-type="float">
            <text:p>64</text:p>
          </table:table-cell>
          <table:table-cell table:style-name="ce16"/>
          <table:table-cell table:style-name="ce24" table:number-columns-repeated="2"/>
          <table:table-cell table:style-name="ce30"/>
          <table:table-cell table:number-columns-repeated="1018"/>
        </table:table-row>
        <table:table-row table:style-name="ro1">
          <table:table-cell table:style-name="ce20" table:number-columns-repeated="5"/>
          <table:table-cell table:style-name="ce31"/>
          <table:table-cell table:number-columns-repeated="1018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number-columns-repeated="1018"/>
        </table:table-row>
        <table:table-row table:style-name="ro1">
          <table:table-cell table:style-name="ce16" office:value-type="string" calcext:value-type="string">
            <text:p>MULTIZONE prog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3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3:.B23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number-columns-repeated="1018"/>
        </table:table-row>
        <table:table-row table:style-name="ro1">
          <table:table-cell table:style-name="ce4" table:number-columns-repeated="5"/>
          <table:table-cell table:style-name="ce32"/>
          <table:table-cell table:number-columns-repeated="1018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/>
          <table:table-cell table:number-columns-repeated="1018"/>
        </table:table-row>
        <table:table-row table:style-name="ro1">
          <table:table-cell table:style-name="ce16" office:value-type="string" calcext:value-type="string">
            <text:p>MULTIZONE data</text:p>
          </table:table-cell>
          <table:table-cell table:style-name="ce14" office:value-type="float" office:value="2.5" calcext:value-type="float">
            <text:p>2.50</text:p>
          </table:table-cell>
          <table:table-cell table:style-name="ce16" table:formula="of:=HEX2DEC(SUBSTITUTE([.D27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/>
          <table:table-cell table:number-columns-repeated="1018"/>
        </table:table-row>
        <table:table-row table:style-name="ro1">
          <table:table-cell table:style-name="ce16" office:value-type="string" calcext:value-type="string">
            <text:p>MULTIZONE ipc</text:p>
          </table:table-cell>
          <table:table-cell table:style-name="ce14" office:value-type="float" office:value="0.25" calcext:value-type="float">
            <text:p>0.25</text:p>
          </table:table-cell>
          <table:table-cell table:style-name="ce16" table:formula="of:=[.C27]+[.B27]*1024" office:value-type="float" office:value="16779776" calcext:value-type="float">
            <text:p>16779776</text:p>
          </table:table-cell>
          <table:table-cell table:style-name="ce24" table:formula="of:=CONCATENATE(&quot;0x&quot;;DEC2HEX([.C28];8))" office:value-type="string" office:string-value="0x01000A00" calcext:value-type="string">
            <text:p>0x01000A00</text:p>
          </table:table-cell>
          <table:table-cell table:style-name="ce24"/>
          <table:table-cell table:style-name="ce30" table:formula="of:=IF(AND(LOG([.B28];2)=TRUNC(LOG([.B28];2)); MOD([.C28];[.B28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7:.B28])" office:value-type="float" office:value="2.75" calcext:value-type="float">
            <text:p>2.75</text:p>
          </table:table-cell>
          <table:table-cell table:style-name="ce16"/>
          <table:table-cell table:style-name="ce24" table:number-columns-repeated="2"/>
          <table:table-cell table:style-name="ce30"/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2">00/00/0000</text:date>, <text:time style:data-style-name="N2" text:time-value="09:31:25.277244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2-01-02T09:49:02.887838239</dc:date>
    <meta:editing-cycles>98</meta:editing-cycles>
    <meta:editing-duration>P1DT2H19M17S</meta:editing-duration>
    <meta:generator>LibreOffice/7.0.4.2$Linux_X86_64 LibreOffice_project/00$Build-2</meta:generator>
    <meta:document-statistic meta:table-count="2" meta:cell-count="184" meta:object-count="0"/>
  </office:meta>
</office:document-meta>
</file>